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59cm" table:align="margins" style:writing-mode="page"/>
    </style:style>
    <style:style style:name="Tableau1.A" style:family="table-column">
      <style:table-column-properties style:column-width="3.517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writing-mode="page"/>
    </style:style>
    <style:style style:name="Tableau2.A" style:family="table-column">
      <style:table-column-properties style:column-width="4.397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background-color="transparent" style:shadow="none" style:writing-mode="page"/>
      <style:text-properties fo:font-size="11pt" officeooo:rsid="00033388" officeooo:paragraph-rsid="00033388" style:font-size-asian="11pt" style:font-size-complex="11pt"/>
    </style:style>
    <style:style style:name="P2" style:family="paragraph" style:parent-style-name="Standard">
      <loext:graphic-properties draw:fill="none"/>
      <style:paragraph-properties fo:background-color="transparent" style:shadow="none" style:writing-mode="page"/>
      <style:text-properties fo:font-size="11pt" officeooo:rsid="000512fe" officeooo:paragraph-rsid="000512fe" style:font-size-asian="11pt" style:font-size-complex="11pt"/>
    </style:style>
    <style:style style:name="P3" style:family="paragraph" style:parent-style-name="Table_20_Contents">
      <style:text-properties fo:font-size="11pt" style:font-size-asian="11pt" style:font-size-complex="11pt"/>
    </style:style>
    <style:style style:name="P4" style:family="paragraph" style:parent-style-name="Table_20_Contents">
      <style:text-properties fo:font-size="11pt" officeooo:rsid="000680a1" officeooo:paragraph-rsid="000680a1" style:font-size-asian="11pt" style:font-size-complex="11pt"/>
    </style:style>
    <style:style style:name="P5" style:family="paragraph" style:parent-style-name="Table_20_Contents">
      <style:text-properties fo:font-size="11pt" fo:font-style="italic" officeooo:rsid="000680a1" officeooo:paragraph-rsid="000680a1" style:font-size-asian="11pt" style:font-style-asian="italic" style:font-size-complex="11pt" style:font-style-complex="italic"/>
    </style:style>
    <style:style style:name="P6" style:family="paragraph" style:parent-style-name="Standard">
      <loext:graphic-properties draw:fill="none"/>
      <style:paragraph-properties fo:background-color="transparent" style:shadow="none" style:writing-mode="page"/>
      <style:text-properties fo:font-size="11pt" officeooo:rsid="00033388" officeooo:paragraph-rsid="00033388" style:font-size-asian="11pt" style:font-size-complex="11pt"/>
    </style:style>
    <style:style style:name="P7" style:family="paragraph" style:parent-style-name="Standard">
      <loext:graphic-properties draw:fill="none"/>
      <style:paragraph-properties fo:background-color="transparent" style:shadow="none" style:writing-mode="page"/>
      <style:text-properties fo:font-size="11pt" officeooo:rsid="00033388" officeooo:paragraph-rsid="00101778" style:font-size-asian="11pt" style:font-size-complex="11pt"/>
    </style:style>
    <style:style style:name="P8" style:family="paragraph" style:parent-style-name="Standard">
      <loext:graphic-properties draw:fill="none"/>
      <style:paragraph-properties fo:background-color="transparent" style:shadow="none" style:writing-mode="page"/>
      <style:text-properties fo:font-size="11pt" officeooo:rsid="00087e12" officeooo:paragraph-rsid="00087e12" style:font-size-asian="11pt" style:font-size-complex="11pt"/>
    </style:style>
    <style:style style:name="P9" style:family="paragraph" style:parent-style-name="Standard">
      <loext:graphic-properties draw:fill="none"/>
      <style:paragraph-properties fo:background-color="transparent" style:shadow="none" style:writing-mode="page"/>
      <style:text-properties fo:font-size="11pt" officeooo:rsid="000512fe" officeooo:paragraph-rsid="000512fe" style:font-size-asian="11pt" style:font-size-complex="11pt"/>
    </style:style>
    <style:style style:name="P10" style:family="paragraph" style:parent-style-name="Standard">
      <loext:graphic-properties draw:fill="none"/>
      <style:paragraph-properties fo:background-color="transparent" style:shadow="none" style:writing-mode="page"/>
      <style:text-properties fo:font-size="11pt" officeooo:rsid="000512fe" officeooo:paragraph-rsid="00033388" style:font-size-asian="11pt" style:font-size-complex="11pt"/>
    </style:style>
    <style:style style:name="P11" style:family="paragraph" style:parent-style-name="Standard">
      <loext:graphic-properties draw:fill="none"/>
      <style:paragraph-properties fo:background-color="transparent" style:shadow="none" style:writing-mode="page"/>
      <style:text-properties fo:font-size="11pt" officeooo:rsid="000a1492" officeooo:paragraph-rsid="000a1492" style:font-size-asian="11pt" style:font-size-complex="11pt"/>
    </style:style>
    <style:style style:name="P12" style:family="paragraph" style:parent-style-name="Standard">
      <loext:graphic-properties draw:fill="none"/>
      <style:paragraph-properties fo:background-color="transparent" style:shadow="none" style:writing-mode="page"/>
      <style:text-properties fo:font-size="11pt" officeooo:rsid="000a1492" officeooo:paragraph-rsid="00101778" style:font-size-asian="11pt" style:font-size-complex="11pt"/>
    </style:style>
    <style:style style:name="P13" style:family="paragraph" style:parent-style-name="Standard">
      <loext:graphic-properties draw:fill="none"/>
      <style:paragraph-properties fo:background-color="transparent" style:shadow="none" style:writing-mode="page"/>
      <style:text-properties fo:font-size="11pt" officeooo:rsid="000bfe0e" officeooo:paragraph-rsid="000bfe0e" style:font-size-asian="11pt" style:font-size-complex="11pt"/>
    </style:style>
    <style:style style:name="P14" style:family="paragraph" style:parent-style-name="Standard">
      <loext:graphic-properties draw:fill="none"/>
      <style:paragraph-properties fo:background-color="transparent" style:shadow="none" style:writing-mode="page"/>
      <style:text-properties fo:font-size="11pt" officeooo:rsid="000d4fba" officeooo:paragraph-rsid="000d4fba" style:font-size-asian="11pt" style:font-size-complex="11pt"/>
    </style:style>
    <style:style style:name="P15" style:family="paragraph" style:parent-style-name="Standard">
      <loext:graphic-properties draw:fill="none"/>
      <style:paragraph-properties fo:text-align="center" style:justify-single-word="false" fo:background-color="transparent" style:shadow="none" style:writing-mode="page"/>
      <style:text-properties fo:font-size="11pt" officeooo:rsid="000d4fba" officeooo:paragraph-rsid="000d4fba" style:font-size-asian="11pt" style:font-size-complex="11pt"/>
    </style:style>
    <style:style style:name="P16" style:family="paragraph" style:parent-style-name="Standard">
      <loext:graphic-properties draw:fill="none"/>
      <style:paragraph-properties fo:background-color="transparent" style:shadow="none" style:writing-mode="page"/>
      <style:text-properties fo:font-size="11pt" officeooo:rsid="000d4fba" officeooo:paragraph-rsid="000e3a3d" style:font-size-asian="11pt" style:font-size-complex="11pt"/>
    </style:style>
    <style:style style:name="P17" style:family="paragraph" style:parent-style-name="Standard">
      <loext:graphic-properties draw:fill="none"/>
      <style:paragraph-properties fo:background-color="transparent" style:shadow="none" style:writing-mode="page"/>
      <style:text-properties fo:font-size="11pt" officeooo:rsid="000e3a3d" officeooo:paragraph-rsid="000e3a3d" style:font-size-asian="11pt" style:font-size-complex="11pt"/>
    </style:style>
    <style:style style:name="P18" style:family="paragraph" style:parent-style-name="Standard">
      <loext:graphic-properties draw:fill="none"/>
      <style:paragraph-properties fo:background-color="transparent" style:shadow="none" style:writing-mode="page"/>
      <style:text-properties fo:font-size="11pt" style:text-underline-style="solid" style:text-underline-width="auto" style:text-underline-color="font-color" officeooo:rsid="00033388" officeooo:paragraph-rsid="00101778" style:font-size-asian="11pt" style:font-size-complex="11pt"/>
    </style:style>
    <style:style style:name="P19" style:family="paragraph" style:parent-style-name="Standard">
      <loext:graphic-properties draw:fill="none"/>
      <style:paragraph-properties fo:background-color="transparent" style:shadow="none" style:writing-mode="page"/>
      <style:text-properties fo:font-size="11pt" style:text-underline-style="solid" style:text-underline-width="auto" style:text-underline-color="font-color" officeooo:rsid="00101778" officeooo:paragraph-rsid="00101778" style:font-size-asian="11pt" style:font-size-complex="11pt"/>
    </style:style>
    <style:style style:name="P20" style:family="paragraph" style:parent-style-name="Standard">
      <loext:graphic-properties draw:fill="none"/>
      <style:paragraph-properties fo:background-color="transparent" style:shadow="none" style:writing-mode="page"/>
      <style:text-properties fo:font-size="11pt" style:text-underline-style="solid" style:text-underline-width="auto" style:text-underline-color="font-color" officeooo:rsid="000512fe" officeooo:paragraph-rsid="000512fe" style:font-size-asian="11pt" style:font-size-complex="11pt"/>
    </style:style>
    <style:style style:name="P21" style:family="paragraph" style:parent-style-name="Standard">
      <loext:graphic-properties draw:fill="none"/>
      <style:paragraph-properties fo:text-align="center" style:justify-single-word="false" fo:background-color="transparent" style:shadow="none" style:writing-mode="page"/>
      <style:text-properties fo:font-size="14pt" style:text-underline-style="solid" style:text-underline-width="auto" style:text-underline-color="font-color" officeooo:rsid="000d4fba" officeooo:paragraph-rsid="000d4fba" style:font-size-asian="14pt" style:font-size-complex="14pt"/>
    </style:style>
    <style:style style:name="P22" style:family="paragraph" style:parent-style-name="Table_20_Contents">
      <style:text-properties fo:font-size="11pt" officeooo:rsid="000a1492" officeooo:paragraph-rsid="000a1492" style:font-size-asian="11pt" style:font-size-complex="11pt"/>
    </style:style>
    <style:style style:name="P23" style:family="paragraph" style:parent-style-name="Table_20_Contents">
      <style:text-properties fo:font-size="11pt" officeooo:rsid="000bfe0e" officeooo:paragraph-rsid="000bfe0e" style:font-size-asian="11pt" style:font-size-complex="11pt"/>
    </style:style>
    <style:style style:name="P24" style:family="paragraph" style:parent-style-name="Table_20_Contents">
      <style:text-properties fo:font-size="11pt" fo:font-style="italic" officeooo:rsid="000bfe0e" officeooo:paragraph-rsid="000bfe0e" style:font-size-asian="11pt" style:font-style-asian="italic" style:font-size-complex="11pt" style:font-style-complex="italic"/>
    </style:style>
    <style:style style:name="P25" style:family="paragraph" style:parent-style-name="Header">
      <style:text-properties fo:font-size="11pt" officeooo:rsid="0012fda8" officeooo:paragraph-rsid="0012fda8" style:font-size-asian="11pt" style:font-size-complex="11pt"/>
    </style:style>
    <style:style style:name="P26" style:family="paragraph" style:parent-style-name="Header">
      <loext:graphic-properties draw:fill="none"/>
      <style:paragraph-properties fo:text-align="start" style:justify-single-word="false" fo:background-color="transparent" style:shadow="none" style:writing-mode="page"/>
      <style:text-properties fo:font-size="14pt" style:text-underline-style="none" officeooo:rsid="0012fda8" officeooo:paragraph-rsid="0012fda8" style:font-size-asian="14pt" style:font-size-complex="14pt"/>
    </style:style>
    <style:style style:name="T1" style:family="text">
      <style:text-properties officeooo:rsid="00087e12"/>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e3a3d" style:font-style-asian="normal" style:font-style-complex="normal"/>
    </style:style>
    <style:style style:name="T5" style:family="text">
      <style:text-properties fo:font-style="normal" officeooo:rsid="00101778" style:font-style-asian="normal" style:font-style-complex="normal"/>
    </style:style>
    <style:style style:name="T6" style:family="text">
      <style:text-properties fo:font-style="normal" officeooo:rsid="0011ca3f" style:font-style-asian="normal" style:font-style-complex="normal"/>
    </style:style>
    <style:style style:name="T7" style:family="text">
      <style:text-properties fo:font-size="11pt" style:font-size-asian="11pt" style:font-size-complex="11pt"/>
    </style:style>
    <style:style style:name="T8" style:family="text">
      <style:text-properties officeooo:rsid="001017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roupe 2<text:tab/><text:tab/>Promo 49</text:p>
      <text:p text:style-name="P25">Poste 11</text:p>
      <text:p text:style-name="P25"><text:tab/><text:tab/></text:p>
      <text:p text:style-name="P25">Coudeville Adèle</text:p>
      <text:p text:style-name="P26"><text:span text:style-name="T7">Mosnier Florian</text:span><text:tab/><text:tab/></text:p>
      <text:p text:style-name="P21"/>
      <text:p text:style-name="P21">Compte rendu TP n°1</text:p>
      <text:p text:style-name="P15"/>
      <text:p text:style-name="P18"><text:s/>O<text:span text:style-name="T8">bjectifs : </text:span></text:p>
      <text:p text:style-name="P7"><text:span text:style-name="T8">- </text:span>Mettre en pratique les techniques d’ensemencement <text:span text:style-name="T1">et caractériser les bactéries au niveau morphologique</text:span></text:p>
      <text:p text:style-name="P1"><text:span text:style-name="T8">-</text:span> Trouver les facteurs qui influence<text:span text:style-name="T1">nt</text:span> le développement des microorganismes et <text:s/><text:span text:style-name="T1">mettre</text:span> en éviden<text:span text:style-name="T1">ce</text:span> <text:span text:style-name="T1">le </text:span>métabolisme énergétique</text:p>
      <text:p text:style-name="P1"/>
      <text:p text:style-name="P19">Protocole expérimental : </text:p>
      <text:p text:style-name="P1"/>
      <text:p text:style-name="P8">On a pratiqué la technique d’ensemencement dans le but de mettre en évidence le métabolisme et l’influence du milieu extérieur sur les bactéries. </text:p>
      <text:p text:style-name="P8"/>
      <text:p text:style-name="P1">Ensemencement : </text:p>
      <text:p text:style-name="P1">- Prendre un échantillon de colonie à l’aide de la pipette ou de l’oëse <text:span text:style-name="T1">préalablement stérilisé</text:span></text:p>
      <text:p text:style-name="P1">- Applique<text:span text:style-name="T1">r l’échantillon par la méthode des cadrans pour un milieu solide ou juste tremper et agiter l’oëse dans un milieu liquide.</text:span></text:p>
      <text:p text:style-name="P10"/>
      <text:p text:style-name="P8">Coloration de gram : </text:p>
      <text:p text:style-name="P8">- Effectuer de multiples colorations d’un frotti</text:p>
      <text:p text:style-name="P8">- Observer la lame au microscope à objectif 100 <text:s/></text:p>
      <text:p text:style-name="P2"/>
      <text:p text:style-name="P20"><text:span text:style-name="T8">Résultats obtenus :</text:span> </text:p>
      <text:p text:style-name="P2"/>
      <text:p text:style-name="P11"><text:tab/>Caractères macroscopiques et microscopiques des souches :</text:p>
      <text:p text:style-name="P2"/>
      <table:table table:name="Tableau1" table:style-name="Tableau1">
        <table:table-column table:style-name="Tableau1.A" table:number-columns-repeated="5"/>
        <table:table-row>
          <table:table-cell table:style-name="Tableau1.A1" office:value-type="string">
            <text:p text:style-name="P4">Souche</text:p>
          </table:table-cell>
          <table:table-cell table:style-name="Tableau1.A1" office:value-type="string">
            <text:p text:style-name="P4">Aspect des colonies sur milieu solide</text:p>
          </table:table-cell>
          <table:table-cell table:style-name="Tableau1.A1" office:value-type="string">
            <text:p text:style-name="P4">Aspect des colonies sur milieu liquide</text:p>
          </table:table-cell>
          <table:table-cell table:style-name="Tableau1.A1" office:value-type="string">
            <text:p text:style-name="P4">Examen microscopique, coloration de gram</text:p>
          </table:table-cell>
          <table:table-cell table:style-name="Tableau1.E1" office:value-type="string">
            <text:p text:style-name="P4">Examen microscopique, forme et arrangement des bactéries</text:p>
          </table:table-cell>
        </table:table-row>
        <table:table-row>
          <table:table-cell table:style-name="Tableau1.A2" office:value-type="string">
            <text:p text:style-name="P5">Staphylococcus epidermis</text:p>
          </table:table-cell>
          <table:table-cell table:style-name="Tableau1.A2" office:value-type="string">
            <text:p text:style-name="P4">Plutôt rugeux, bombé, bords dentelé</text:p>
          </table:table-cell>
          <table:table-cell table:style-name="Tableau1.A2" office:value-type="string">
            <text:p text:style-name="P3"/>
          </table:table-cell>
          <table:table-cell table:style-name="Tableau1.A2" office:value-type="string">
            <text:p text:style-name="P4">Gram +</text:p>
          </table:table-cell>
          <table:table-cell table:style-name="Tableau1.E2" office:value-type="string">
            <text:p text:style-name="P4">Coques en amas</text:p>
          </table:table-cell>
        </table:table-row>
        <table:table-row>
          <table:table-cell table:style-name="Tableau1.A2" office:value-type="string">
            <text:p text:style-name="P5">Bacillus subtilis</text:p>
          </table:table-cell>
          <table:table-cell table:style-name="Tableau1.A2" office:value-type="string">
            <text:p text:style-name="P4">Rugueux</text:p>
          </table:table-cell>
          <table:table-cell table:style-name="Tableau1.A2" office:value-type="string">
            <text:p text:style-name="P4">Peu opaque, aspect en chainette, aucun dépôt</text:p>
          </table:table-cell>
          <table:table-cell table:style-name="Tableau1.A2" office:value-type="string">
            <text:p text:style-name="P4">Gram +</text:p>
          </table:table-cell>
          <table:table-cell table:style-name="Tableau1.E2" office:value-type="string">
            <text:p text:style-name="P4">Batonnets, chaîne</text:p>
          </table:table-cell>
        </table:table-row>
        <table:table-row>
          <table:table-cell table:style-name="Tableau1.A2" office:value-type="string">
            <text:p text:style-name="P5">Escherichia coli</text:p>
          </table:table-cell>
          <table:table-cell table:style-name="Tableau1.A2" office:value-type="string">
            <text:p text:style-name="P4">Lisse vers semi-rugeux,</text:p>
            <text:p text:style-name="P4">plat</text:p>
          </table:table-cell>
          <table:table-cell table:style-name="Tableau1.A2" office:value-type="string">
            <text:p text:style-name="P4">Presque opaque, dépôt au fond du tube</text:p>
          </table:table-cell>
          <table:table-cell table:style-name="Tableau1.A2" office:value-type="string">
            <text:p text:style-name="P4">Gram +</text:p>
          </table:table-cell>
          <table:table-cell table:style-name="Tableau1.E2" office:value-type="string">
            <text:p text:style-name="P4">Ovale</text:p>
            <text:p text:style-name="P4">Amas d’environ 10 bactéries</text:p>
          </table:table-cell>
        </table:table-row>
        <table:table-row>
          <table:table-cell table:style-name="Tableau1.A2" office:value-type="string">
            <text:p text:style-name="P5">Pseudonomas fluorescenc</text:p>
          </table:table-cell>
          <table:table-cell table:style-name="Tableau1.A2" office:value-type="string">
            <text:p text:style-name="P4">Rugueux</text:p>
          </table:table-cell>
          <table:table-cell table:style-name="Tableau1.A2" office:value-type="string">
            <text:p text:style-name="P4">Opacité légère, un peu trouble, dépôt au fond du tube</text:p>
          </table:table-cell>
          <table:table-cell table:style-name="Tableau1.A2" office:value-type="string">
            <text:p text:style-name="P4">Gram -</text:p>
          </table:table-cell>
          <table:table-cell table:style-name="Tableau1.E2" office:value-type="string">
            <text:p text:style-name="P22">Bacille rose</text:p>
          </table:table-cell>
        </table:table-row>
        <table:table-row>
          <table:table-cell table:style-name="Tableau1.A2" office:value-type="string">
            <text:p text:style-name="P5">Clostridium sprorogenes</text:p>
          </table:table-cell>
          <table:table-cell table:style-name="Tableau1.A2" office:value-type="string">
            <text:p text:style-name="P4">Rugueux, noir</text:p>
          </table:table-cell>
          <table:table-cell table:style-name="Tableau1.A2" office:value-type="string">
            <text:p text:style-name="P4">Dépot lisse au ond du tube</text:p>
          </table:table-cell>
          <table:table-cell table:style-name="Tableau1.A2" office:value-type="string">
            <text:p text:style-name="P4">Gram +</text:p>
          </table:table-cell>
          <table:table-cell table:style-name="Tableau1.E2" office:value-type="string">
            <text:p text:style-name="P4">Coques batonnets</text:p>
          </table:table-cell>
        </table:table-row>
      </table:table>
      <text:p text:style-name="P2"><text:soft-page-break/></text:p>
      <text:p text:style-name="P2"/>
      <text:p text:style-name="P11"><text:tab/>Observation des empreintes de doigts sur <text:span text:style-name="T8">des </text:span>milieu<text:span text:style-name="T8">x </text:span>de culture :</text:p>
      <text:p text:style-name="P11"/>
      <text:p text:style-name="P12">Sur <text:span text:style-name="T8">le </text:span>milieu TSA, il y a 3 groupes de colonies contenant respectivement 11, 6 et 2 UFC, toutes d’aspect rugueux, tandis que dans le milieu CHAPMAN, il n’y a aucune colonie.</text:p>
      <text:p text:style-name="P12"><text:tab/>Influence des conditions extérieures sur le développement des bactéries :</text:p>
      <text:p text:style-name="P11"/>
      <text:p text:style-name="P11">On étudie le développement <text:span text:style-name="T2">d’E.coli.</text:span></text:p>
      <text:p text:style-name="P11"><text:span text:style-name="T2"/></text:p>
      <text:p text:style-name="P11">Quelque soit la température, le<text:span text:style-name="T3"> tube reste trouble</text:span> donc la température n’influe pas sur le développement. </text:p>
      <text:p text:style-name="P11"/>
      <text:p text:style-name="P11">Pour des pH de 6.8 et 8.6 seulement, les tubes sont troubles donc le développement d’<text:span text:style-name="T2">E.coli</text:span><text:span text:style-name="T3"> est favorisé pour des pH plutôt neutres. </text:span></text:p>
      <text:p text:style-name="P11"><text:span text:style-name="T3"/></text:p>
      <text:p text:style-name="P13"><text:span text:style-name="T3">Pour un ajout de 5 % de NaCl dans le bouillon nutritif (BN), le tube est trouble, donc le développement </text:span><text:span text:style-name="T5">a</text:span><text:span text:style-name="T3"> e</text:span><text:span text:style-name="T5">u</text:span><text:span text:style-name="T3"> lieu, ce qui n’est pas le cas pour des ajouts su</text:span><text:span text:style-name="T5">p</text:span><text:span text:style-name="T3">érieurs à 10 % de NaCl. </text:span></text:p>
      <text:p text:style-name="P13"><text:span text:style-name="T3"/></text:p>
      <text:p text:style-name="P13"><text:span text:style-name="T3"><text:tab/>Mise en évidence du métabolisme énergétiques </text:span></text:p>
      <text:p text:style-name="P13"><text:span text:style-name="T3"/></text:p>
      <table:table table:name="Tableau2" table:style-name="Tableau2">
        <table:table-column table:style-name="Tableau2.A" table:number-columns-repeated="4"/>
        <table:table-row>
          <table:table-cell table:style-name="Tableau2.A1" office:value-type="string">
            <text:p text:style-name="P23">Souche</text:p>
          </table:table-cell>
          <table:table-cell table:style-name="Tableau2.A1" office:value-type="string">
            <text:p text:style-name="P24">E.coli</text:p>
          </table:table-cell>
          <table:table-cell table:style-name="Tableau2.A1" office:value-type="string">
            <text:p text:style-name="P24">Psedonomas</text:p>
          </table:table-cell>
          <table:table-cell table:style-name="Tableau2.D1" office:value-type="string">
            <text:p text:style-name="P24">Clostridium</text:p>
          </table:table-cell>
        </table:table-row>
        <table:table-row>
          <table:table-cell table:style-name="Tableau2.A2" office:value-type="string">
            <text:p text:style-name="P23">Type respiratoire</text:p>
          </table:table-cell>
          <table:table-cell table:style-name="Tableau2.A2" office:value-type="string">
            <text:p text:style-name="P23">Développement homogène dans le tube <text:span text:style-name="T2">→</text:span> AAF</text:p>
          </table:table-cell>
          <table:table-cell table:style-name="Tableau2.A2" office:value-type="string">
            <text:p text:style-name="P23">Développement seulement à la surface → Aérobie stricte</text:p>
          </table:table-cell>
          <table:table-cell table:style-name="Tableau2.D2" office:value-type="string">
            <text:p text:style-name="P23">Tube trouble et aucunes bactéries à la surface → Anaérobie stricte</text:p>
          </table:table-cell>
        </table:table-row>
        <table:table-row>
          <table:table-cell table:style-name="Tableau2.A2" office:value-type="string">
            <text:p text:style-name="P23">Oxydase</text:p>
          </table:table-cell>
          <table:table-cell table:style-name="Tableau2.A2" office:value-type="string">
            <text:p text:style-name="P23">Coloration orange → oxydase -</text:p>
          </table:table-cell>
          <table:table-cell table:style-name="Tableau2.A2" office:value-type="string">
            <text:p text:style-name="P23">Coloration violette → Oxydase +</text:p>
          </table:table-cell>
          <table:table-cell table:style-name="Tableau2.D2" office:value-type="string">
            <text:p text:style-name="P23">Coloration orange → oxydase -</text:p>
          </table:table-cell>
        </table:table-row>
        <table:table-row>
          <table:table-cell table:style-name="Tableau2.A2" office:value-type="string">
            <text:p text:style-name="P23">Catalase</text:p>
          </table:table-cell>
          <table:table-cell table:style-name="Tableau2.A2" office:value-type="string">
            <text:p text:style-name="P23">Faible dégagement de gaz → catalase +</text:p>
          </table:table-cell>
          <table:table-cell table:style-name="Tableau2.A2" office:value-type="string">
            <text:p text:style-name="P23">Émulsion → catalase +</text:p>
          </table:table-cell>
          <table:table-cell table:style-name="Tableau2.D2" office:value-type="string">
            <text:p text:style-name="P23">Aucunes bulles de gaz → catalase - </text:p>
          </table:table-cell>
        </table:table-row>
      </table:table>
      <text:p text:style-name="P13"><text:span text:style-name="T3"/></text:p>
      <text:p text:style-name="P14"><text:tab/>Critique des modes opératoires : </text:p>
      <text:p text:style-name="P14"/>
      <text:p text:style-name="P14">La coloration Gram de <text:span text:style-name="T2">E.coli</text:span><text:span text:style-name="T3"> semble ne pas avoir apporté les résultats souhaités. La description de l’aspect reste très subjective, </text:span><text:span text:style-name="T6">elle </text:span><text:span text:style-name="T3">n’est que qualitati</text:span><text:span text:style-name="T6">ve</text:span><text:span text:style-name="T3"> et devrait être plus quantitative. </text:span></text:p>
      <text:p text:style-name="P14"><text:span text:style-name="T3">Dans l’expérience sur l’influence des conditions extérieures, le mélange des tubes issus de chaque paillasse ne permet </text:span><text:span text:style-name="T6">pas</text:span><text:span text:style-name="T3"> de donner un regard objectif sur les résultats. </text:span><text:span text:style-name="T6">De plus,</text:span><text:span text:style-name="T3"> </text:span><text:span text:style-name="T6">il aurait fallu prendre en considération certaines </text:span><text:span text:style-name="T3">incertitudes et des possibles erreurs de manipulations. <text:s/></text:span></text:p>
      <text:p text:style-name="P14"><text:span text:style-name="T3"/></text:p>
      <text:p text:style-name="P14"><text:span text:style-name="T3"/></text:p>
      <text:p text:style-name="P14"><text:span text:style-name="T3"/></text:p>
      <text:p text:style-name="P14"><text:span text:style-name="T3"/></text:p>
      <text:p text:style-name="P16"><text:span text:style-name="T6">En définitive</text:span><text:span text:style-name="T3">, </text:span><text:span text:style-name="T4">les bactéries ont des caractères morphologiques très variés, certaines ont un aspect macroscopique rugueux en colonies, d’autres paraissent plus lisses. Le pH, la température et la pression osmotiques peuvent avoir plus ou moins d’influence sur le développement des bactéries.</text:span></text:p>
      <text:p text:style-name="P16"><text:span text:style-name="T4">De plus, il existe différentes manières de classifier les bactéries. D’une part, on peut différencier les bactéries en deux classes, les bactéries Gram – et les bactéries Gram + qui permettent de mettre en relief les structures de la paroi. D’autre part, la cl</text:span><text:span text:style-name="T6">a</text:span><text:span text:style-name="T4">ssification peut être </text:span><text:span text:style-name="T6">construite</text:span><text:span text:style-name="T4"> sur le métabolisme énergétique en se basant sur le type respiratoire ainsi que </text:span><text:span text:style-name="T6">sur </text:span><text:span text:style-name="T4">les enzymes repiratoires. </text:span><text:span text:style-name="T5">On peut alors savoir si la bactérie est aérobie ou anaérobie, </text:span><text:span text:style-name="T6">ou si elles contiennent d</text:span><text:span text:style-name="T5">es enzymes telles que l’oxydase et la catalase. On peut donc se demander s’il n’y a pas d’autres </text:span><text:span text:style-name="T6">techniques de classification des bactéries pour les différencier de façon plus précise. </text:span><text:span text:style-name="T5"><text:s text:c="2"/></text:span></text:p>
      <text:p text:style-name="P17"><text:span text:style-name="T3"/></text:p>
      <text:p text:style-name="P1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9:32:49.195088549</meta:creation-date>
    <dc:date>2017-10-04T16:24:12.880336026</dc:date>
    <meta:editing-duration>PT21M47S</meta:editing-duration>
    <meta:editing-cycles>4</meta:editing-cycles>
    <meta:generator>LibreOffice/5.3.6.1$Linux_X86_64 LibreOffice_project/30m0$Build-1</meta:generator>
    <meta:document-statistic meta:table-count="2" meta:image-count="0" meta:object-count="0" meta:page-count="2" meta:paragraph-count="79" meta:word-count="678" meta:character-count="4291" meta:non-whitespace-character-count="3658"/>
  </office:meta>
</office:document-meta>
</file>